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it to github</text:span></text:p>
      <text:p text:style-name="P2"><text:span text:style-name="T1">local set up</text:span></text:p>
      <text:p text:style-name="P2"><text:span text:style-name="T1">task 1 - 3</text:span></text:p>
      <text:p text:style-name="P2"><text:span text:style-name="T1"><text:s/></text:span><text:span text:style-name="T2">Git Initialization</text:span></text:p>
      <text:p text:style-name="P2"><text:span text:style-name="T2"><text:s/>Connecting to GitHub</text:span></text:p>
      <text:p text:style-name="P2"><text:span text:style-name="T2">Committing Changes</text:span><text:span text:style-name="T3"/></text:p>
      <text:p text:style-name="P2"><draw:frame text:anchor-type="as-char" svg:width="124.88mm" svg:height="85.55mm" style:rel-width="scale" style:rel-height="scale"><draw:object-ole xlink:href="OleObj1"/><draw:image xlink:href="ObjectReplacements/OleObj1"/></draw:frame><text:span text:style-name="T3"/></text:p>
      <text:p text:style-name="P2"><text:span text:style-name="T3">task 4</text:span></text:p>
      <text:p text:style-name="P2"><text:span text:style-name="T4">pushing to github</text:span><text:span text:style-name="T5"/></text:p>
      <text:p text:style-name="P2"><draw:frame text:anchor-type="as-char" svg:width="146.58mm" svg:height="41.28mm" style:rel-width="scale" style:rel-height="scale"><draw:object-ole xlink:href="OleObj2"/><draw:image xlink:href="ObjectReplacements/OleObj2"/></draw:frame><text:span text:style-name="T5"/></text:p>
      <text:p text:style-name="P2"><text:span text:style-name="T5">how i solve the error i faced</text:span></text:p>
      <text:p text:style-name="P2"><text:span text:style-name="T6">step 1</text:span><text:span text:style-name="T7"/></text:p>
      <text:p text:style-name="P2"><draw:frame text:anchor-type="as-char" svg:width="127.35mm" svg:height="39.86mm" style:rel-width="scale" style:rel-height="scale"><draw:object-ole xlink:href="OleObj3"/><draw:image xlink:href="ObjectReplacements/OleObj3"/></draw:frame><text:span text:style-name="T7"/></text:p>
      <text:p text:style-name="P2"><text:span text:style-name="T8">step 2</text:span><text:span text:style-name="T9"/></text:p>
      <text:p text:style-name="P3"><draw:frame text:anchor-type="as-char" svg:width="124.88mm" svg:height="37.75mm" style:rel-width="scale" style:rel-height="scale"><draw:object-ole xlink:href="OleObj4"/><draw:image xlink:href="ObjectReplacements/OleObj4"/></draw:frame><text:span text:style-name="T9"/></text:p>
      <text:p text:style-name="P3"><text:span text:style-name="T9">Task 5: Verification</text:span></text:p>
      <text:p text:style-name="P3"><text:span text:style-name="T10">Verify on GitHub</text:span><text:span text:style-name="T11"/></text:p>
      <text:p text:style-name="P3"><draw:frame text:anchor-type="as-char" svg:width="123.12mm" svg:height="103.19mm" style:rel-width="scale" style:rel-height="scale"><draw:object-ole xlink:href="OleObj5"/><draw:image xlink:href="ObjectReplacements/OleObj5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